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fo:font-size="14pt" style:font-size-asian="14pt" style:font-size-complex="14pt"/>
    </style:style>
    <style:style style:name="P2" style:family="paragraph" style:parent-style-name="Standard">
      <style:text-properties style:text-position="0% 100%" fo:font-size="16pt" style:font-size-asian="16pt" style:font-size-complex="16pt"/>
    </style:style>
    <style:style style:name="P3" style:family="paragraph" style:parent-style-name="Standard">
      <style:text-properties style:text-position="0% 100%" fo:font-size="16pt" fo:font-weight="normal" style:font-size-asian="16pt" style:font-weight-asian="normal" style:font-size-complex="16pt" style:font-weight-complex="normal"/>
    </style:style>
    <style:style style:name="P4" style:family="paragraph" style:parent-style-name="Standard">
      <style:text-properties style:text-position="0% 100%" style:font-name="Arial" fo:font-size="14pt" style:font-name-asian="Arial1" style:font-size-asian="14pt" style:font-name-complex="Arial1" style:font-size-complex="14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6" style:family="paragraph" style:parent-style-name="Standard" style:master-page-name="Standard">
      <style:paragraph-properties style:page-number="1"/>
    </style:style>
    <style:style style:name="T1" style:family="text">
      <style:text-properties style:text-position="-3% 100%" fo:font-size="16pt" fo:font-weight="bold" style:font-size-asian="16pt" style:font-weight-asian="bold" style:font-size-complex="16pt" style:font-weight-complex="bold"/>
    </style:style>
    <style:style style:name="T2" style:family="text">
      <style:text-properties style:text-position="0% 100%" fo:font-size="14pt" style:font-size-asian="14pt" style:font-size-complex="14pt"/>
    </style:style>
    <style:style style:name="T3" style:family="text">
      <style:text-properties style:text-position="0% 100%" fo:font-size="16pt" style:font-size-asian="16pt" style:font-size-complex="16pt"/>
    </style:style>
    <style:style style:name="T4" style:family="text">
      <style:text-properties style:text-position="0% 100%" fo:font-size="16pt" fo:font-weight="bold" style:font-size-asian="16pt" style:font-weight-asian="bold" style:font-size-complex="16pt" style:font-weight-complex="bold"/>
    </style:style>
    <style:style style:name="T5" style:family="text">
      <style:text-properties style:text-position="0% 100%" fo:font-size="16pt" fo:font-weight="normal" style:font-size-asian="16pt" style:font-weight-asian="normal" style:font-size-complex="16pt" style:font-weight-complex="normal"/>
    </style:style>
    <style:style style:name="T6" style:family="text">
      <style:text-properties style:text-position="0% 100%" style:font-name="Arial" fo:font-size="14pt" style:font-name-asian="Arial1" style:font-size-asian="14pt" style:font-name-complex="Arial1" style:font-size-complex="14pt"/>
    </style:style>
    <style:style style:name="T7" style:family="text">
      <style:text-properties style:text-position="super 58%" fo:font-size="16pt" style:font-size-asian="16pt" style:font-size-complex="16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ccess to everyone <text:s text:c="5"/><text:tab/><text:tab/><text:tab/> </text:span></text:p>
      <text:p text:style-name="P1"/>
      <text:p text:style-name="Standard"><text:span text:style-name="T3">Our club is run in the community room, within Darton Primary school. The school is all on one level, which means, EVERYONE can access the club, staff, children, parents and other professionals.</text:span></text:p>
      <text:p text:style-name="P2"/>
      <text:p text:style-name="Standard"><text:span text:style-name="T3">There are facilities for children with additional needs, to enable them to come and play.</text:span></text:p>
      <text:p text:style-name="P2"/>
      <text:p text:style-name="Standard"><text:span text:style-name="T3">Whilst in the club, children and their parents / carers are our main source of information, we will have discussed any areas of concern or issues raised by parents / carers and child before they actually start using our service. This is so the staff can ensure we have ALL of the correct facilities/ equipment so the child can enjoy all of the activities on offer.</text:span></text:p>
      <text:p text:style-name="P2"/>
      <text:p text:style-name="Standard"><text:span text:style-name="T3">The kitchen area can be used, if the staff supervise the children accordingly, as long as the children <text:s/>are responsible and sensible.</text:span></text:p>
      <text:p text:style-name="P2"/>
      <text:p text:style-name="Standard"><text:span text:style-name="T3">We try to put posters up within eye level for each child, we do find this difficult with lack of wall space, but we do try our best.</text:span></text:p>
      <text:p text:style-name="P2"/>
      <text:p text:style-name="Standard"><text:span text:style-name="T3">The room is light and airy, with lots of natural light.</text:span></text:p>
      <text:p text:style-name="Standard"><text:span text:style-name="T3">We look at our planning to see if we need any specific equipment for any activity, if we do find we are struggling with something, we discuss these issues with parents, and Early start and family services.</text:span></text:p>
      <text:p text:style-name="Standard"><text:span text:style-name="T3">We would have to hire any specific equipment due to lack of storage within the school.</text:span></text:p>
      <text:p text:style-name="P2"/>
      <text:p text:style-name="Standard"><text:span text:style-name="T3">All children are encouraged to ask for help if they cannot reach something, and if we find they are placed in a wrong area, we would look at alternative storage.</text:span></text:p>
      <text:p text:style-name="P2"/>
      <text:p text:style-name="Standard"><text:span text:style-name="T3">The main thing we do find within club, is we discuss eventualities with parents and children in their induction before they access the club, so we have a general idea of what the children will need.</text:span></text:p>
      <text:p text:style-name="Standard"><text:span text:style-name="T3">We have access to put our parent packs in different languages if neccessary, just in case a parent / carer cannot read, or only understands English, but cannot read English. This is so we can ensure everyone knows what is happening within the setting.</text:span></text:p>
      <text:p text:style-name="Standard"><text:span text:style-name="T3">All of the staff are encouraged to do any training that they think they would need, or the manager thinks they may need, to be able to support ALL children within the setting.</text:span></text:p>
      <text:p text:style-name="P2"/>
      <text:p text:style-name="Standard"><text:span text:style-name="T3">We get the school nurse to come in to train us on epi pens etc, as and when we need the training.</text:span></text:p>
      <text:p text:style-name="P3"/>
      <text:p text:style-name="Standard"><text:span text:style-name="T4">Signed: <text:s text:c="2"/><text:tab/><text:tab/><text:tab/><text:tab/>Position in club: </text:span><text:span text:style-name="T3">Owner</text:span></text:p>
      <text:p text:style-name="P2"><text:soft-page-break/></text:p>
      <text:p text:style-name="Standard"><text:span text:style-name="T4">Date : </text:span><text:span text:style-name="T3">12</text:span><text:span text:style-name="T7">th</text:span><text:span text:style-name="T3"> March 2025</text:span><text:span text:style-name="T4"><text:tab/>to review again: </text:span><text:span text:style-name="T3">April 2026</text:span></text:p>
      <text:p text:style-name="P2"/>
      <text:p text:style-name="P2"/>
      <text:p text:style-name="Standard"><text:span text:style-name="T6">I the undersigned, am signing to say that I have reviewed this policy with the team, and will adhere to the policy at all times. </text:span></text:p>
      <text:p text:style-name="P4"/>
      <text:p text:style-name="Standard"><text:span text:style-name="T6">A.Grosse:<text:tab/> <text:s text:c="46"/>Date:</text:span></text:p>
      <text:p text:style-name="P4"/>
      <text:p text:style-name="Standard"><text:span text:style-name="T6">N.Walton:<text:tab/><text:tab/><text:tab/><text:tab/><text:tab/><text:tab/>Date:</text:span></text:p>
      <text:p text:style-name="P4"/>
      <text:p text:style-name="Standard"><text:span text:style-name="T6">H.Bailey:<text:tab/><text:tab/><text:tab/><text:tab/><text:tab/><text:tab/>Date:</text:span></text:p>
      <text:p text:style-name="P4"/>
      <text:p text:style-name="Standard"><text:span text:style-name="T6">T. Quinn:<text:tab/> <text:s text:c="46"/>Date:</text:span></text:p>
      <text:p text:style-name="P4"/>
      <text:p text:style-name="Standard"><text:span text:style-name="T6">M.Wright:<text:tab/><text:tab/><text:tab/><text:tab/><text:tab/><text:tab/>Date:</text:span></text:p>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Header_20_Char" style:display-name="Header Char" style:family="text">
      <style:text-properties style:text-position="0% 100%" fo:font-size="12pt" fo:language="en" fo:country="US" style:text-blinking="false" style:font-size-asian="12pt" style:language-asian="en" style:country-asian="US" style:font-size-complex="12pt" style:text-emphasize="none" style:text-scale="100%"/>
    </style:style>
    <style:style style:name="Footer_20_Char" style:display-name="Footer Char" style:family="text">
      <style:text-properties style:text-position="0% 100%" fo:font-size="12pt" fo:language="en" fo:country="US" style:text-blinking="false" style:font-size-asian="12pt" style:language-asian="en" style:country-asian="US" style:font-size-complex="12pt"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4917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text:tab/><text:tab/>Policy and procedure extra time reviewed March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12T15:53:00</meta:creation-date>
    <meta:initial-creator>amanda grosse</meta:initial-creator>
    <meta:document-statistic meta:table-count="0" meta:image-count="0" meta:object-count="0" meta:page-count="2" meta:paragraph-count="23" meta:word-count="454" meta:character-count="2620" meta:non-whitespace-character-count="2060"/>
    <meta:generator>LibreOfficeDev/6.0.5.2$Linux_X86_64 LibreOffice_project/</meta:generator>
  </office:meta>
</office:document-meta>
</file>